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91cm" style:rel-column-width="1650*"/>
    </style:style>
    <style:style style:name="Tabella1.B" style:family="table-column">
      <style:table-column-properties style:column-width="5.001cm" style:rel-column-width="2835*"/>
    </style:style>
    <style:style style:name="Tabella1.C" style:family="table-column">
      <style:table-column-properties style:column-width="8.996cm" style:rel-column-width="5100*"/>
    </style:style>
    <style:style style:name="Tabella1.D" style:family="table-column">
      <style:table-column-properties style:column-width="2.094cm" style:rel-column-width="1187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0a869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70d40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5a4c1" style:font-weight-asian="normal" style:font-weight-complex="normal"/>
    </style:style>
    <style:style style:name="T3" style:family="text">
      <style:text-properties officeooo:rsid="0095a4c1"/>
    </style:style>
    <style:style style:name="T4" style:family="text">
      <style:text-properties officeooo:rsid="009b30c2"/>
    </style:style>
    <style:style style:name="T5" style:family="text">
      <style:text-properties officeooo:rsid="00a0a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">Codice</text:p>
            </table:table-cell>
            <table:table-cell table:style-name="Tabella1.A1" office:value-type="string">
              <text:p text:style-name="P3">Prodotto</text:p>
            </table:table-cell>
            <table:table-cell table:style-name="Tabella1.A1" office:value-type="string">
              <text:p text:style-name="P3">Rif.</text:p>
            </table:table-cell>
            <table:table-cell table:style-name="Tabella1.D1" office:value-type="string">
              <text:p text:style-name="P3">Tot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6"><text:placeholder text:placeholder-type="text">&lt;o.product_id.default_code&gt;</text:placeholder></text:p>
          </table:table-cell>
          <table:table-cell table:style-name="Tabella1.B4" office:value-type="string">
            <text:p text:style-name="P10"><text:placeholder text:placeholder-type="text">&lt;o.name if o.use_text_description else o.product_id.name&gt;</text:placeholder></text:p>
          </table:table-cell>
          <table:table-cell table:style-name="Tabella1.C4" office:value-type="string">
            <text:p text:style-name="P9"><text:span text:style-name="T4">Prel.: </text:span><text:placeholder text:placeholder-type="text">&lt;o.picking_id.name&gt;</text:placeholder> <text:span text:style-name="T4">DDT: </text:span><text:placeholder text:placeholder-type="text">&lt;o.ddt_id.name&gt;</text:placeholder> <text:span text:style-name="T5">Fat.: </text:span><text:span text:style-name="T5"><text:placeholder text:placeholder-type="text">&lt;o.picking_id.invoice_id.number&gt;</text:placeholder></text:span></text:p>
          </table:table-cell>
          <table:table-cell table:style-name="Tabella1.D4" office:value-type="string">
            <text:p text:style-name="P8"><text:placeholder text:placeholder-type="text">&lt;int(o.product_uom_qty)&gt;</text:placeholder></text:p>
          </table:table-cell>
        </table:table-row>
        <table:table-row>
          <table:table-cell table:style-name="Tabella1.A5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4">Totale <text:span text:style-name="T3">[</text:span><text:placeholder text:placeholder-type="text">&lt;o[1]&gt;</text:placeholder><text:span text:style-name="T3">]</text:span></text:p>
          </table:table-cell>
          <table:covered-table-cell/>
          <table:covered-table-cell/>
          <table:table-cell table:style-name="Tabella1.D7" office:value-type="string">
            <text:p text:style-name="P5"><text:placeholder text:placeholder-type="text">&lt;int(o[0])&gt;</text:placeholder></text:p>
          </table:table-cell>
        </table:table-row>
        <table:table-row>
          <table:table-cell table:style-name="Tabella1.A8" table:number-columns-spanned="4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3:13:55.577727704</dc:date>
    <dc:creator>thebrush </dc:creator>
    <meta:editing-duration>PT19H32M47S</meta:editing-duration>
    <meta:editing-cycles>139</meta:editing-cycles>
    <meta:document-statistic meta:table-count="1" meta:image-count="0" meta:object-count="0" meta:page-count="1" meta:paragraph-count="16" meta:word-count="28" meta:character-count="285" meta:non-whitespace-character-count="273"/>
  </office:meta>
</office:document-meta>
</file>